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1a8925" officeooo:paragraph-rsid="001a8925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6a9955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5</text:p>
      <text:p text:style-name="P2"/>
      <text:p text:style-name="P2"># Definição da função imprimir_variavel</text:p>
      <text:p text:style-name="P3"><text:span text:style-name="T1">def</text:span> <text:span text:style-name="T2">imprimir_variavel</text:span>():</text:p>
      <text:p text:style-name="P4">    <text:span text:style-name="T3"># Variável local texto</text:span></text:p>
      <text:p text:style-name="P4">    <text:span text:style-name="T4">texto</text:span><text:span text:style-name="T5"> </text:span><text:span text:style-name="T6">=</text:span><text:span text:style-name="T5"> </text:span><text:span text:style-name="T7">'Olá, funções em Python'</text:span></text:p>
      <text:p text:style-name="P4">    <text:span text:style-name="T3"># Imprimindo o valor da variável texto</text:span></text:p>
      <text:p text:style-name="P4">    <text:span text:style-name="T8">print</text:span><text:span text:style-name="T5">(</text:span><text:span text:style-name="T4">texto</text:span><text:span text:style-name="T5">)</text:span></text:p>
      <text:p text:style-name="P5"/>
      <text:p text:style-name="P2"># Chamada da função</text:p>
      <text:p text:style-name="P3"><text:span text:style-name="T2">imprimir_variavel</text:span>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4:18.197000000</meta:creation-date>
    <dc:date>2024-11-22T07:44:39.457000000</dc:date>
    <meta:editing-duration>PT21S</meta:editing-duration>
    <meta:editing-cycles>1</meta:editing-cycles>
    <meta:document-statistic meta:table-count="0" meta:image-count="0" meta:object-count="0" meta:page-count="1" meta:paragraph-count="9" meta:word-count="32" meta:character-count="237" meta:non-whitespace-character-count="198"/>
    <meta:generator>LibreOffice/24.8.3.2$Windows_X86_64 LibreOffice_project/48a6bac9e7e268aeb4c3483fcf825c94556d9f92</meta:generator>
  </office:meta>
</office:document-meta>
</file>